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Body_20_Hidden">
      <style:text-properties officeooo:paragraph-rsid="002e267f"/>
    </style:style>
    <style:style style:name="P2"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 style:family="paragraph" style:parent-style-name="Heading_20_3">
      <style:text-properties officeooo:rsid="001bec1c"/>
    </style:style>
    <style:style style:name="P4" style:family="paragraph" style:parent-style-name="CellBody">
      <style:paragraph-properties style:snap-to-layout-grid="false"/>
    </style:style>
    <style:style style:name="P5" style:family="paragraph" style:parent-style-name="Body_20_Hidden">
      <style:text-properties officeooo:paragraph-rsid="002e267f"/>
    </style:style>
    <style:style style:name="P6" style:family="paragraph" style:parent-style-name="Body_20_Hidden">
      <style:text-properties fo:color="#000000"/>
    </style:style>
    <style:style style:name="P7" style:family="paragraph" style:parent-style-name="Body_20_Hidden">
      <style:text-properties officeooo:paragraph-rsid="002b48da"/>
    </style:style>
    <style:style style:name="P8" style:family="paragraph" style:parent-style-name="CellBody">
      <style:paragraph-properties style:snap-to-layout-grid="false"/>
    </style:style>
    <style:style style:name="P9" style:family="paragraph" style:parent-style-name="envelope_20_address">
      <style:text-properties fo:font-size="18pt" fo:font-weight="normal" style:font-size-asian="18pt" style:font-weight-asian="normal"/>
    </style:style>
    <style:style style:name="P10" style:family="paragraph" style:parent-style-name="New">
      <style:text-properties fo:font-weight="bold" style:font-weight-asian="bold"/>
    </style:style>
    <style:style style:name="P11" style:family="paragraph" style:parent-style-name="New">
      <style:text-properties fo:language="fr" fo:country="FR"/>
    </style:style>
    <style:style style:name="P12" style:family="paragraph" style:parent-style-name="Body">
      <style:text-properties fo:color="#000000" style:font-name="Arial1" fo:font-size="12pt" fo:font-style="italic"/>
    </style:style>
    <style:style style:name="P13" style:family="paragraph" style:parent-style-name="Body">
      <style:text-properties fo:color="#000000" style:font-name="Arial1" fo:font-size="12pt" fo:font-style="italic" officeooo:rsid="001242c1" officeooo:paragraph-rsid="001242c1"/>
    </style:style>
    <style:style style:name="P1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15" style:family="paragraph" style:parent-style-name="Body">
      <style:text-properties officeooo:paragraph-rsid="002e267f"/>
    </style:style>
    <style:style style:name="P16" style:family="paragraph" style:parent-style-name="Body">
      <style:paragraph-properties fo:margin-left="0in" fo:margin-right="0in" fo:text-indent="0in" style:auto-text-indent="false"/>
    </style:style>
    <style:style style:name="P17" style:family="paragraph" style:parent-style-name="Body">
      <style:paragraph-properties fo:margin-left="0in" fo:margin-right="0in" fo:text-indent="0in" style:auto-text-indent="false"/>
      <style:text-properties officeooo:rsid="0032f62f" officeooo:paragraph-rsid="0032f62f"/>
    </style:style>
    <style:style style:name="P18" style:family="paragraph" style:parent-style-name="Body">
      <style:paragraph-properties fo:margin-left="0in" fo:margin-right="0in" fo:margin-top="0in" fo:margin-bottom="0in" fo:text-indent="0in" style:auto-text-indent="false"/>
    </style:style>
    <style:style style:name="P19" style:family="paragraph" style:parent-style-name="Body">
      <style:paragraph-properties fo:margin-left="0.8752in" fo:margin-right="0in" fo:text-indent="0in" style:auto-text-indent="false"/>
    </style:style>
    <style:style style:name="P20" style:family="paragraph" style:parent-style-name="Body">
      <style:paragraph-properties fo:margin-left="0.8752in" fo:margin-right="0in" fo:text-indent="0in" style:auto-text-indent="false"/>
      <style:text-properties fo:language="fr" fo:country="FR"/>
    </style:style>
    <style:style style:name="P21"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22" style:family="paragraph" style:parent-style-name="Body">
      <style:paragraph-properties fo:margin-left="0.5909in" fo:margin-right="0in" fo:text-indent="0in" style:auto-text-indent="false"/>
    </style:style>
    <style:style style:name="P23" style:family="paragraph" style:parent-style-name="CellHeading">
      <style:paragraph-properties fo:text-align="center" style:justify-single-word="false" style:snap-to-layout-grid="false"/>
    </style:style>
    <style:style style:name="P24" style:family="paragraph" style:parent-style-name="Heading_20_1">
      <style:paragraph-properties fo:break-before="page"/>
    </style:style>
    <style:style style:name="P25" style:family="paragraph" style:parent-style-name="Heading_20_3">
      <style:text-properties officeooo:rsid="001bec1c"/>
    </style:style>
    <style:style style:name="P26" style:family="paragraph" style:parent-style-name="Heading_20_3">
      <style:text-properties officeooo:paragraph-rsid="00303d92"/>
    </style:style>
    <style:style style:name="P27" style:family="paragraph" style:parent-style-name="Heading_20_3">
      <style:text-properties officeooo:rsid="00303d92" officeooo:paragraph-rsid="00303d92"/>
    </style:style>
    <style:style style:name="P28" style:family="paragraph" style:parent-style-name="Heading_20_3">
      <style:text-properties fo:font-style="normal" officeooo:rsid="0030e8c3" style:font-style-asian="normal" style:font-style-complex="normal"/>
    </style:style>
    <style:style style:name="P29" style:family="paragraph" style:parent-style-name="Heading_20_3">
      <style:text-properties fo:font-style="normal" officeooo:rsid="0030e8c3" officeooo:paragraph-rsid="0030e8c3" style:font-style-asian="normal" style:font-style-complex="normal"/>
    </style:style>
    <style:style style:name="P30" style:family="paragraph" style:parent-style-name="Heading_20_3">
      <style:text-properties fo:font-style="normal" officeooo:rsid="0030e8c3" officeooo:paragraph-rsid="003976e6" style:font-style-asian="normal" style:font-style-complex="normal"/>
    </style:style>
    <style:style style:name="P31" style:family="paragraph" style:parent-style-name="Heading_20_3">
      <style:text-properties officeooo:rsid="0030e8c3"/>
    </style:style>
    <style:style style:name="P32"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3"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4" style:family="paragraph" style:parent-style-name="Body" style:list-style-name="WW8Num15">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text-properties officeooo:paragraph-rsid="00303d92"/>
    </style:style>
    <style:style style:name="P36" style:family="paragraph" style:parent-style-name="Body" style:list-style-name="WW8Num15">
      <style:paragraph-properties fo:margin-left="0.0008in" fo:margin-right="0in" fo:margin-top="0in" fo:margin-bottom="0.0693in" fo:text-indent="0in" style:auto-text-indent="false"/>
      <style:text-properties officeooo:rsid="00303d92" officeooo:paragraph-rsid="00303d92"/>
    </style:style>
    <style:style style:name="P37" style:family="paragraph" style:parent-style-name="Body" style:list-style-name="WW8Num4">
      <style:paragraph-properties fo:margin-left="0in" fo:margin-right="0in" fo:text-indent="0in" style:auto-text-indent="false"/>
      <style:text-properties officeooo:paragraph-rsid="0031b225"/>
    </style:style>
    <style:style style:name="P38" style:family="paragraph" style:parent-style-name="Body" style:list-style-name="WW8Num4">
      <style:paragraph-properties fo:margin-left="0in" fo:margin-right="0in" fo:text-indent="0in" style:auto-text-indent="false"/>
      <style:text-properties officeooo:paragraph-rsid="0032f62f"/>
    </style:style>
    <style:style style:name="P39" style:family="paragraph" style:parent-style-name="Body_20_Hidden">
      <style:text-properties officeooo:paragraph-rsid="002e267f"/>
    </style:style>
    <style:style style:name="P40" style:family="paragraph" style:parent-style-name="CellBody">
      <style:paragraph-properties style:snap-to-layout-grid="false"/>
    </style:style>
    <style:style style:name="P41" style:family="paragraph" style:parent-style-name="envelope_20_address" style:master-page-name="Standard">
      <style:paragraph-properties style:page-number="auto"/>
    </style:style>
    <style:style style:name="T1" style:family="text">
      <style:text-properties fo:font-weight="bold" style:font-weight-asian="bold"/>
    </style:style>
    <style:style style:name="T2" style:family="text">
      <style:text-properties fo:color="#000000"/>
    </style:style>
    <style:style style:name="T3" style:family="text">
      <style:text-properties officeooo:rsid="004255de"/>
    </style:style>
    <style:style style:name="T4" style:family="text">
      <style:text-properties fo:font-weight="bold" officeooo:rsid="004255de" style:font-weight-asian="bold" style:font-weight-complex="bold"/>
    </style:style>
    <style:style style:name="T5" style:family="text">
      <style:text-properties officeooo:rsid="0037ae73"/>
    </style:style>
    <style:style style:name="T6" style:family="text">
      <style:text-properties officeooo:rsid="0037f9b1"/>
    </style:style>
    <style:style style:name="T7" style:family="text">
      <style:text-properties officeooo:rsid="001eeec3"/>
    </style:style>
    <style:style style:name="T8" style:family="text">
      <style:text-properties fo:color="#000000"/>
    </style:style>
    <style:style style:name="T9" style:family="text">
      <style:text-properties fo:color="#000000" officeooo:rsid="002e267f"/>
    </style:style>
    <style:style style:name="T10" style:family="text">
      <style:text-properties fo:color="#000000" officeooo:rsid="00296e43"/>
    </style:style>
    <style:style style:name="T11" style:family="text">
      <style:text-properties officeooo:rsid="0037ae73"/>
    </style:style>
    <style:style style:name="T12" style:family="text">
      <style:text-properties officeooo:rsid="0037f9b1"/>
    </style:style>
    <style:style style:name="T13" style:family="text">
      <style:text-properties fo:font-weight="bold" style:font-weight-asian="bold"/>
    </style:style>
    <style:style style:name="T14" style:family="text">
      <style:text-properties fo:font-weight="bold" officeooo:rsid="0016528e" style:font-weight-asian="bold"/>
    </style:style>
    <style:style style:name="T15" style:family="text">
      <style:text-properties fo:font-weight="bold" officeooo:rsid="00456bc3" style:font-weight-asian="bold"/>
    </style:style>
    <style:style style:name="T16" style:family="text">
      <style:text-properties fo:font-weight="bold" officeooo:rsid="004255de" style:font-weight-asian="bold" style:font-weight-complex="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316e6" style:font-style-asian="italic" style:font-style-complex="italic"/>
    </style:style>
    <style:style style:name="T20" style:family="text">
      <style:text-properties fo:font-style="italic" style:font-style-asian="italic" style:font-size-complex="12pt"/>
    </style:style>
    <style:style style:name="T21" style:family="text">
      <style:text-properties fo:font-style="italic" fo:font-weight="bold" style:font-style-asian="italic" style:font-weight-asian="bold"/>
    </style:style>
    <style:style style:name="T22" style:family="text">
      <style:text-properties fo:font-size="11pt" fo:font-style="italic" style:font-size-asian="11pt" style:font-style-asian="italic"/>
    </style:style>
    <style:style style:name="T23" style:family="text">
      <style:text-properties style:font-name="Times" fo:font-style="italic" style:font-style-asian="italic"/>
    </style:style>
    <style:style style:name="T24" style:family="text">
      <style:text-properties style:font-name="Times" fo:font-style="normal" fo:font-weight="bold" style:font-style-asian="normal" style:font-weight-asian="bold"/>
    </style:style>
    <style:style style:name="T25"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26"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27"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28" style:family="text">
      <style:text-properties officeooo:rsid="001b6274"/>
    </style:style>
    <style:style style:name="T29" style:family="text">
      <style:text-properties fo:language="fr" fo:country="FR"/>
    </style:style>
    <style:style style:name="T30" style:family="text">
      <style:text-properties fo:language="fr" fo:country="FR" fo:font-style="italic" style:font-style-asian="italic"/>
    </style:style>
    <style:style style:name="T31" style:family="text">
      <style:text-properties fo:font-style="normal" style:font-style-asian="normal"/>
    </style:style>
    <style:style style:name="T32" style:family="text">
      <style:text-properties style:font-size-complex="12pt"/>
    </style:style>
    <style:style style:name="T33" style:family="text">
      <style:text-properties officeooo:rsid="001316e6"/>
    </style:style>
    <style:style style:name="T34" style:family="text">
      <style:text-properties officeooo:rsid="0016528e"/>
    </style:style>
    <style:style style:name="T35" style:family="text">
      <style:text-properties officeooo:rsid="0018abec"/>
    </style:style>
    <style:style style:name="T36" style:family="text">
      <style:text-properties officeooo:rsid="001f9a82"/>
    </style:style>
    <style:style style:name="T37" style:family="text">
      <style:text-properties officeooo:rsid="002409ab"/>
    </style:style>
    <style:style style:name="T38" style:family="text">
      <style:text-properties officeooo:rsid="0024601e"/>
    </style:style>
    <style:style style:name="T39" style:family="text">
      <style:text-properties officeooo:rsid="00266a17"/>
    </style:style>
    <style:style style:name="T40" style:family="text">
      <style:text-properties officeooo:rsid="002965f0"/>
    </style:style>
    <style:style style:name="T41" style:family="text">
      <style:text-properties officeooo:rsid="0029c093"/>
    </style:style>
    <style:style style:name="T42" style:family="text">
      <style:text-properties officeooo:rsid="002b3fca"/>
    </style:style>
    <style:style style:name="T43" style:family="text">
      <style:text-properties officeooo:rsid="002b48da"/>
    </style:style>
    <style:style style:name="T44" style:family="text">
      <style:text-properties officeooo:rsid="00316f90"/>
    </style:style>
    <style:style style:name="T45" style:family="text">
      <style:text-properties officeooo:rsid="0032f62f"/>
    </style:style>
    <style:style style:name="T46" style:family="text">
      <style:text-properties officeooo:rsid="0034f1d9"/>
    </style:style>
    <style:style style:name="T47" style:family="text">
      <style:text-properties officeooo:rsid="0039ae6e"/>
    </style:style>
    <style:style style:name="T48" style:family="text">
      <style:text-properties officeooo:rsid="003aa3fe"/>
    </style:style>
    <style:style style:name="T49" style:family="text">
      <style:text-properties officeooo:rsid="003bf0eb"/>
    </style:style>
    <style:style style:name="T50" style:family="text">
      <style:text-properties officeooo:rsid="003d6b6b"/>
    </style:style>
    <style:style style:name="T51" style:family="text">
      <style:text-properties officeooo:rsid="003f446c"/>
    </style:style>
    <style:style style:name="T52" style:family="text">
      <style:text-properties officeooo:rsid="003fbbd3"/>
    </style:style>
    <style:style style:name="T53" style:family="text">
      <style:text-properties officeooo:rsid="0040eb92"/>
    </style:style>
    <style:style style:name="T54" style:family="text">
      <style:text-properties officeooo:rsid="0041ebe6"/>
    </style:style>
    <style:style style:name="T55" style:family="text">
      <style:text-properties officeooo:rsid="004255de"/>
    </style:style>
    <style:style style:name="T56" style:family="text">
      <style:text-properties officeooo:rsid="0044ea38"/>
    </style:style>
    <style:style style:name="T57" style:family="text">
      <style:text-properties officeooo:rsid="0045b9ee"/>
    </style:style>
    <style:style style:name="T58" style:family="text">
      <style:text-properties officeooo:rsid="004718ce"/>
    </style:style>
  </office:automatic-styles>
  <office:body>
    <office:text text:use-soft-page-breaks="true">
      <office:forms form:automatic-focus="false" form:apply-design-mode="false"/>
      <text:tracked-changes>
        <text:changed-region text:id="ct45019792">
          <text:deletion>
            <office:change-info>
              <dc:creator>Johnny Willemsen</dc:creator>
              <dc:date>2010-12-09T12:09:00</dc:date>
            </office:change-info>
            <text:p text:style-name="New">-</text:p>
          </text:deletion>
        </text:changed-region>
        <text:changed-region text:id="ct41485264">
          <text:insertion>
            <office:change-info>
              <dc:creator>Johnny Willemsen</dc:creator>
              <dc:date>2010-12-09T12:09:00</dc:date>
            </office:change-info>
          </text:insertion>
        </text:changed-region>
        <text:changed-region text:id="ct33633936">
          <text:deletion>
            <office:change-info>
              <dc:creator>Johnny Willemsen</dc:creator>
              <dc:date>2010-12-09T11:56:00</dc:date>
            </office:change-info>
            <text:p text:style-name="New"><text:span text:style-name="T1">April</text:span></text:p>
          </text:deletion>
        </text:changed-region>
        <text:changed-region text:id="ct139798905126848">
          <text:insertion>
            <office:change-info>
              <dc:creator>Johnny Willemsen</dc:creator>
              <dc:date>2010-12-09T11:56:00</dc:date>
            </office:change-info>
          </text:insertion>
        </text:changed-region>
        <text:changed-region text:id="ct13274544">
          <text:insertion>
            <office:change-info>
              <dc:creator>Johnny Willemsen</dc:creator>
              <dc:date>2010-12-09T11:57:00</dc:date>
            </office:change-info>
          </text:insertion>
        </text:changed-region>
        <text:changed-region text:id="ct21487632">
          <text:insertion>
            <office:change-info>
              <dc:creator>Johnny Willemsen</dc:creator>
              <dc:date>2010-11-29T13:38:00</dc:date>
            </office:change-info>
          </text:insertion>
        </text:changed-region>
        <text:changed-region text:id="ct21451728">
          <text:insertion>
            <office:change-info>
              <dc:creator>Johnny Willemsen</dc:creator>
              <dc:date>2010-11-29T13:31:00</dc:date>
            </office:change-info>
          </text:insertion>
        </text:changed-region>
        <text:changed-region text:id="ct20028160">
          <text:deletion>
            <office:change-info>
              <dc:creator>Johnny Willemsen</dc:creator>
              <dc:date>2010-11-29T13:36:00</dc:date>
            </office:change-info>
            <text:p text:style-name="P1"><text:span text:style-name="T2"><text:s/></text:span></text:p>
          </text:deletion>
        </text:changed-region>
        <text:changed-region text:id="ct21485632">
          <text:deletion>
            <office:change-info>
              <dc:creator>Johnny Willemsen</dc:creator>
              <dc:date>2010-11-29T13:31:00</dc:date>
            </office:change-info>
            <text:p text:style-name="P1"><text:span text:style-name="T2">This RFP </text:span></text:p>
          </text:deletion>
        </text:changed-region>
        <text:changed-region text:id="ct21627024">
          <text:insertion>
            <office:change-info>
              <dc:creator>Johnny Willemsen</dc:creator>
              <dc:date>2010-11-29T13:33:00</dc:date>
            </office:change-info>
          </text:insertion>
        </text:changed-region>
        <text:changed-region text:id="ct21568608">
          <text:format-change>
            <office:change-info>
              <dc:creator>Johnny Willemsen</dc:creator>
              <dc:date>2010-11-29T13:33:00</dc:date>
            </office:change-info>
          </text:format-change>
        </text:changed-region>
        <text:changed-region text:id="ct19500624">
          <text:insertion>
            <office:change-info>
              <dc:creator>Johnny Willemsen</dc:creator>
              <dc:date>2010-11-29T13:33:00</dc:date>
            </office:change-info>
          </text:insertion>
        </text:changed-region>
        <text:changed-region text:id="ct21624160">
          <text:insertion>
            <office:change-info>
              <dc:creator>Johnny Willemsen</dc:creator>
              <dc:date>2010-11-29T13:34:00</dc:date>
            </office:change-info>
          </text:insertion>
        </text:changed-region>
        <text:changed-region text:id="ct21567760">
          <text:insertion>
            <office:change-info>
              <dc:creator>Johnny Willemsen</dc:creator>
              <dc:date>2010-11-29T13:35:00</dc:date>
            </office:change-info>
          </text:insertion>
        </text:changed-region>
        <text:changed-region text:id="ct19732976">
          <text:insertion>
            <office:change-info>
              <dc:creator>Johnny Willemsen</dc:creator>
              <dc:date>2010-11-29T13:37:00</dc:date>
            </office:change-info>
          </text:insertion>
        </text:changed-region>
        <text:changed-region text:id="ct21669248">
          <text:deletion>
            <office:change-info>
              <dc:creator>Johnny Willemsen</dc:creator>
              <dc:date>2010-11-29T13:27:00</dc:date>
            </office:change-info>
            <text:h text:style-name="Heading_20_3" text:outline-level="3">must</text:h>
          </text:deletion>
        </text:changed-region>
        <text:changed-region text:id="ct19784272">
          <text:insertion>
            <office:change-info>
              <dc:creator>Johnny Willemsen</dc:creator>
              <dc:date>2010-11-29T13:27:00</dc:date>
            </office:change-info>
          </text:insertion>
        </text:changed-region>
        <text:changed-region text:id="ct21671200">
          <text:deletion>
            <office:change-info>
              <dc:creator>Johnny Willemsen</dc:creator>
              <dc:date>2010-11-29T13:27:00</dc:date>
            </office:change-info>
            <text:h text:style-name="Heading_20_3" text:outline-level="3">must</text:h>
          </text:deletion>
        </text:changed-region>
        <text:changed-region text:id="ct20062208">
          <text:insertion>
            <office:change-info>
              <dc:creator>Johnny Willemsen</dc:creator>
              <dc:date>2010-11-29T13:27:00</dc:date>
            </office:change-info>
          </text:insertion>
        </text:changed-region>
        <text:changed-region text:id="ct21626768">
          <text:deletion>
            <office:change-info>
              <dc:creator>Johnny Willemsen</dc:creator>
              <dc:date>2010-12-07T07:09:00</dc:date>
            </office:change-info>
            <text:h text:style-name="Heading_20_3" text:outline-level="3">must</text:h>
          </text:deletion>
        </text:changed-region>
        <text:changed-region text:id="ct21682336">
          <text:insertion>
            <office:change-info>
              <dc:creator>Johnny Willemsen</dc:creator>
              <dc:date>2010-12-07T07:09:00</dc:date>
            </office:change-info>
          </text:insertion>
        </text:changed-region>
        <text:changed-region text:id="ct21568352">
          <text:deletion>
            <office:change-info>
              <dc:creator>Johnny Willemsen</dc:creator>
              <dc:date>2010-11-29T13:27:00</dc:date>
            </office:change-info>
            <text:h text:style-name="Heading_20_3" text:outline-level="3">must</text:h>
          </text:deletion>
        </text:changed-region>
        <text:changed-region text:id="ct21683392">
          <text:insertion>
            <office:change-info>
              <dc:creator>Johnny Willemsen</dc:creator>
              <dc:date>2010-11-29T13:27:00</dc:date>
            </office:change-info>
          </text:insertion>
        </text:changed-region>
        <text:changed-region text:id="ct19248160">
          <text:deletion>
            <office:change-info>
              <dc:creator>Johnny Willemsen</dc:creator>
              <dc:date>2010-11-29T13:27:00</dc:date>
            </office:change-info>
            <text:h text:style-name="P2" text:outline-level="3">must</text:h>
          </text:deletion>
        </text:changed-region>
        <text:changed-region text:id="ct21683072">
          <text:insertion>
            <office:change-info>
              <dc:creator>Johnny Willemsen</dc:creator>
              <dc:date>2010-11-29T13:27:00</dc:date>
            </office:change-info>
          </text:insertion>
        </text:changed-region>
        <text:changed-region text:id="ct20756048">
          <text:deletion>
            <office:change-info>
              <dc:creator>Johnny Willemsen</dc:creator>
              <dc:date>2010-11-29T13:27:00</dc:date>
            </office:change-info>
            <text:h text:style-name="P2" text:outline-level="3">must</text:h>
          </text:deletion>
        </text:changed-region>
        <text:changed-region text:id="ct20893568">
          <text:insertion>
            <office:change-info>
              <dc:creator>Johnny Willemsen</dc:creator>
              <dc:date>2010-11-29T13:27:00</dc:date>
            </office:change-info>
          </text:insertion>
        </text:changed-region>
        <text:changed-region text:id="ct21682736">
          <text:deletion>
            <office:change-info>
              <dc:creator>Johnny Willemsen</dc:creator>
              <dc:date>2010-11-29T13:27:00</dc:date>
            </office:change-info>
            <text:h text:style-name="P2" text:outline-level="3">must</text:h>
          </text:deletion>
        </text:changed-region>
        <text:changed-region text:id="ct21683904">
          <text:insertion>
            <office:change-info>
              <dc:creator>Johnny Willemsen</dc:creator>
              <dc:date>2010-11-29T13:27:00</dc:date>
            </office:change-info>
          </text:insertion>
        </text:changed-region>
        <text:changed-region text:id="ct19500160">
          <text:deletion>
            <office:change-info>
              <dc:creator>Johnny Willemsen</dc:creator>
              <dc:date>2010-11-29T13:27:00</dc:date>
            </office:change-info>
            <text:h text:style-name="P2" text:outline-level="3">must</text:h>
          </text:deletion>
        </text:changed-region>
        <text:changed-region text:id="ct21650656">
          <text:insertion>
            <office:change-info>
              <dc:creator>Johnny Willemsen</dc:creator>
              <dc:date>2010-11-29T13:27:00</dc:date>
            </office:change-info>
          </text:insertion>
        </text:changed-region>
        <text:changed-region text:id="ct20115200">
          <text:insertion>
            <office:change-info>
              <dc:creator>Johnny Willemsen</dc:creator>
              <dc:date>2010-12-06T10:52:00</dc:date>
            </office:change-info>
          </text:insertion>
        </text:changed-region>
        <text:changed-region text:id="ct21660240">
          <text:insertion>
            <office:change-info>
              <dc:creator>Johnny Willemsen</dc:creator>
              <dc:date>2010-12-06T10:53:00</dc:date>
            </office:change-info>
          </text:insertion>
        </text:changed-region>
        <text:changed-region text:id="ct21645376">
          <text:deletion>
            <office:change-info>
              <dc:creator>Johnny Willemsen</dc:creator>
              <dc:date>2010-12-06T10:53:00</dc:date>
            </office:change-info>
            <text:h text:style-name="P3" text:outline-level="3">None</text:h>
          </text:deletion>
        </text:changed-region>
        <text:changed-region text:id="ct21657808">
          <text:insertion>
            <office:change-info>
              <dc:creator>Johnny Willemsen</dc:creator>
              <dc:date>2010-11-29T13:40:00</dc:date>
            </office:change-info>
          </text:insertion>
        </text:changed-region>
        <text:changed-region text:id="ct21645568">
          <text:insertion>
            <office:change-info>
              <dc:creator>Johnny Willemsen</dc:creator>
              <dc:date>2010-11-29T13:41:00</dc:date>
            </office:change-info>
          </text:insertion>
        </text:changed-region>
        <text:changed-region text:id="ct21578128">
          <text:insertion>
            <office:change-info>
              <dc:creator>Johnny Willemsen</dc:creator>
              <dc:date>2010-12-09T10:54:00</dc:date>
            </office:change-info>
          </text:insertion>
        </text:changed-region>
        <text:changed-region text:id="ct21584160">
          <text:insertion>
            <office:change-info>
              <dc:creator>Johnny Willemsen</dc:creator>
              <dc:date>2010-12-09T10:54:00</dc:date>
            </office:change-info>
          </text:insertion>
        </text:changed-region>
        <text:changed-region text:id="ct21584352">
          <text:deletion>
            <office:change-info>
              <dc:creator>Johnny Willemsen</dc:creator>
              <dc:date>2010-12-09T10:57:00</dc:date>
            </office:change-info>
            <text:p text:style-name="P4">April</text:p>
          </text:deletion>
        </text:changed-region>
        <text:changed-region text:id="ct21586048">
          <text:insertion>
            <office:change-info>
              <dc:creator>Johnny Willemsen</dc:creator>
              <dc:date>2010-12-09T10:57:00</dc:date>
            </office:change-info>
          </text:insertion>
        </text:changed-region>
        <text:changed-region text:id="ct21587728">
          <text:insertion>
            <office:change-info>
              <dc:creator>Johnny Willemsen</dc:creator>
              <dc:date>2010-12-09T10:54:00</dc:date>
            </office:change-info>
          </text:insertion>
        </text:changed-region>
        <text:changed-region text:id="ct21576272">
          <text:deletion>
            <office:change-info>
              <dc:creator>Johnny Willemsen</dc:creator>
              <dc:date>2010-11-29T13:41:00</dc:date>
            </office:change-info>
            <text:p text:style-name="P4">August</text:p>
          </text:deletion>
        </text:changed-region>
        <text:changed-region text:id="ct21588656">
          <text:insertion>
            <office:change-info>
              <dc:creator>Johnny Willemsen</dc:creator>
              <dc:date>2010-12-06T10:08:00</dc:date>
            </office:change-info>
          </text:insertion>
        </text:changed-region>
        <text:changed-region text:id="ct21590592">
          <text:insertion>
            <office:change-info>
              <dc:creator>Johnny Willemsen</dc:creator>
              <dc:date>2010-12-09T10:21:00</dc:date>
            </office:change-info>
          </text:insertion>
        </text:changed-region>
        <text:changed-region text:id="ct21590784">
          <text:insertion>
            <office:change-info>
              <dc:creator>Johnny Willemsen</dc:creator>
              <dc:date>2010-12-09T10:58:00</dc:date>
            </office:change-info>
          </text:insertion>
        </text:changed-region>
        <text:changed-region text:id="ct21586352">
          <text:deletion>
            <office:change-info>
              <dc:creator>Johnny Willemsen</dc:creator>
              <dc:date>2010-11-29T13:41:00</dc:date>
            </office:change-info>
            <text:p text:style-name="P4"><text:span text:style-name="T3">August</text:span></text:p>
          </text:deletion>
        </text:changed-region>
        <text:changed-region text:id="ct21596752">
          <text:insertion>
            <office:change-info>
              <dc:creator>Johnny Willemsen</dc:creator>
              <dc:date>2010-12-09T10:58:00</dc:date>
            </office:change-info>
          </text:insertion>
        </text:changed-region>
        <text:changed-region text:id="ct36250704">
          <text:insertion>
            <office:change-info>
              <dc:creator>Johnny Willemsen</dc:creator>
              <dc:date>2010-12-09T11:56:00</dc:date>
            </office:change-info>
          </text:insertion>
        </text:changed-region>
        <text:changed-region text:id="ct33234112">
          <text:format-change>
            <office:change-info>
              <dc:creator>Johnny Willemsen</dc:creator>
              <dc:date>2010-12-09T12:10:00</dc:date>
            </office:change-info>
          </text:format-change>
        </text:changed-region>
        <text:changed-region text:id="ct36551184">
          <text:format-change>
            <office:change-info>
              <dc:creator>Johnny Willemsen</dc:creator>
              <dc:date>2010-12-09T12:10:00</dc:date>
            </office:change-info>
          </text:format-change>
        </text:changed-region>
        <text:changed-region text:id="ct21590208">
          <text:deletion>
            <office:change-info>
              <dc:creator>Johnny Willemsen</dc:creator>
              <dc:date>2010-11-29T13:42:00</dc:date>
            </office:change-info>
            <text:p text:style-name="P4"><text:span text:style-name="T4">September</text:span></text:p>
          </text:deletion>
        </text:changed-region>
        <text:changed-region text:id="ct36111424">
          <text:deletion>
            <office:change-info>
              <dc:creator>Johnny Willemsen</dc:creator>
              <dc:date>2010-12-09T12:11:00</dc:date>
            </office:change-info>
            <text:p text:style-name="P4"><text:span text:style-name="T4">,</text:span></text:p>
          </text:deletion>
        </text:changed-region>
        <text:changed-region text:id="ct21597120">
          <text:deletion>
            <office:change-info>
              <dc:creator>Johnny Willemsen</dc:creator>
              <dc:date>2010-11-29T13:42:00</dc:date>
            </office:change-info>
            <text:p text:style-name="P4">September</text:p>
          </text:deletion>
        </text:changed-region>
        <text:changed-region text:id="ct21598240">
          <text:insertion>
            <office:change-info>
              <dc:creator>Johnny Willemsen</dc:creator>
              <dc:date>2010-12-09T10:58:00</dc:date>
            </office:change-info>
          </text:insertion>
        </text:changed-region>
        <text:changed-region text:id="ct21598432">
          <text:deletion>
            <office:change-info>
              <dc:creator>Johnny Willemsen</dc:creator>
              <dc:date>2010-11-29T13:42:00</dc:date>
            </office:change-info>
            <text:p text:style-name="P4">November</text:p>
          </text:deletion>
        </text:changed-region>
        <text:changed-region text:id="ct21640816">
          <text:insertion>
            <office:change-info>
              <dc:creator>Johnny Willemsen</dc:creator>
              <dc:date>2010-12-06T10:08:00</dc:date>
            </office:change-info>
          </text:insertion>
        </text:changed-region>
        <text:changed-region text:id="ct21642464">
          <text:insertion>
            <office:change-info>
              <dc:creator>Johnny Willemsen</dc:creator>
              <dc:date>2010-12-09T10:22:00</dc:date>
            </office:change-info>
          </text:insertion>
        </text:changed-region>
        <text:changed-region text:id="ct21643584">
          <text:insertion>
            <office:change-info>
              <dc:creator>Johnny Willemsen</dc:creator>
              <dc:date>2010-12-06T10:08:00</dc:date>
            </office:change-info>
          </text:insertion>
        </text:changed-region>
        <text:changed-region text:id="ct21677536">
          <text:deletion>
            <office:change-info>
              <dc:creator>Johnny Willemsen</dc:creator>
              <dc:date>2010-12-06T10:08:00</dc:date>
            </office:change-info>
            <text:p text:style-name="P4"><text:span text:style-name="T5">1</text:span></text:p>
          </text:deletion>
        </text:changed-region>
        <text:changed-region text:id="ct21642800">
          <text:deletion>
            <office:change-info>
              <dc:creator>Johnny Willemsen</dc:creator>
              <dc:date>2010-11-29T13:42:00</dc:date>
            </office:change-info>
            <text:p text:style-name="P4">December</text:p>
          </text:deletion>
        </text:changed-region>
        <text:changed-region text:id="ct21598672">
          <text:insertion>
            <office:change-info>
              <dc:creator>Johnny Willemsen</dc:creator>
              <dc:date>2010-11-29T13:42:00</dc:date>
            </office:change-info>
          </text:insertion>
        </text:changed-region>
        <text:changed-region text:id="ct21678576">
          <text:insertion>
            <office:change-info>
              <dc:creator>Johnny Willemsen</dc:creator>
              <dc:date>2010-12-09T10:58:00</dc:date>
            </office:change-info>
          </text:insertion>
        </text:changed-region>
        <text:changed-region text:id="ct21678272">
          <text:insertion>
            <office:change-info>
              <dc:creator>Johnny Willemsen</dc:creator>
              <dc:date>2010-11-29T13:42:00</dc:date>
            </office:change-info>
          </text:insertion>
        </text:changed-region>
        <text:changed-region text:id="ct21640480">
          <text:deletion>
            <office:change-info>
              <dc:creator>Johnny Willemsen</dc:creator>
              <dc:date>2010-11-29T13:42:00</dc:date>
            </office:change-info>
            <text:p text:style-name="P4">December</text:p>
          </text:deletion>
        </text:changed-region>
        <text:changed-region text:id="ct21641424">
          <text:insertion>
            <office:change-info>
              <dc:creator>Johnny Willemsen</dc:creator>
              <dc:date>2010-11-29T13:42:00</dc:date>
            </office:change-info>
          </text:insertion>
        </text:changed-region>
        <text:changed-region text:id="ct21670896">
          <text:insertion>
            <office:change-info>
              <dc:creator>Johnny Willemsen</dc:creator>
              <dc:date>2010-12-09T10:58:00</dc:date>
            </office:change-info>
          </text:insertion>
        </text:changed-region>
        <text:changed-region text:id="ct21697936">
          <text:insertion>
            <office:change-info>
              <dc:creator>Johnny Willemsen</dc:creator>
              <dc:date>2010-11-29T13:42:00</dc:date>
            </office:change-info>
          </text:insertion>
        </text:changed-region>
        <text:changed-region text:id="ct21641008">
          <text:insertion>
            <office:change-info>
              <dc:creator>Johnny Willemsen</dc:creator>
              <dc:date>2010-12-06T10:09:00</dc:date>
            </office:change-info>
          </text:insertion>
        </text:changed-region>
        <text:changed-region text:id="ct21698128">
          <text:insertion>
            <office:change-info>
              <dc:creator>Johnny Willemsen</dc:creator>
              <dc:date>2010-12-09T10:58:00</dc:date>
            </office:change-info>
          </text:insertion>
        </text:changed-region>
        <text:changed-region text:id="ct46722800">
          <text:insertion>
            <office:change-info>
              <dc:creator>Johnny Willemsen</dc:creator>
              <dc:date>2010-12-09T11:56:00</dc:date>
            </office:change-info>
          </text:insertion>
        </text:changed-region>
        <text:changed-region text:id="ct21698320">
          <text:deletion>
            <office:change-info>
              <dc:creator>Johnny Willemsen</dc:creator>
              <dc:date>2010-12-06T10:09:00</dc:date>
            </office:change-info>
            <text:p text:style-name="P4"><text:span text:style-name="T6">December</text:span></text:p>
          </text:deletion>
        </text:changed-region>
        <text:changed-region text:id="ct36101488">
          <text:deletion>
            <office:change-info>
              <dc:creator>Johnny Willemsen</dc:creator>
              <dc:date>2010-12-09T12:11:00</dc:date>
            </office:change-info>
            <text:p text:style-name="P4"><text:span text:style-name="T6">,</text:span></text:p>
          </text:deletion>
        </text:changed-region>
        <text:changed-region text:id="ct21716528">
          <text:insertion>
            <office:change-info>
              <dc:creator>Johnny Willemsen</dc:creator>
              <dc:date>2010-12-06T10:09:00</dc:date>
            </office:change-info>
          </text:insertion>
        </text:changed-region>
        <text:changed-region text:id="ct21716720">
          <text:deletion>
            <office:change-info>
              <dc:creator>Johnny Willemsen</dc:creator>
              <dc:date>2010-12-06T10:09:00</dc:date>
            </office:change-info>
            <text:p text:style-name="P4"><text:span text:style-name="T6">1</text:span></text:p>
          </text:deletion>
        </text:changed-region>
        <text:changed-region text:id="ct21716992">
          <text:insertion>
            <office:change-info>
              <dc:creator>Johnny Willemsen</dc:creator>
              <dc:date>2010-12-06T10:09:00</dc:date>
            </office:change-info>
          </text:insertion>
        </text:changed-region>
        <text:changed-region text:id="ct21717648">
          <text:deletion>
            <office:change-info>
              <dc:creator>Johnny Willemsen</dc:creator>
              <dc:date>2010-12-06T10:09:00</dc:date>
            </office:change-info>
            <text:p text:style-name="P4"><text:span text:style-name="T6">December</text:span></text:p>
          </text:deletion>
        </text:changed-region>
        <text:changed-region text:id="ct35956192">
          <text:deletion>
            <office:change-info>
              <dc:creator>Johnny Willemsen</dc:creator>
              <dc:date>2010-12-09T12:11:00</dc:date>
            </office:change-info>
            <text:p text:style-name="P4"><text:span text:style-name="T6"><text:s/></text:span></text:p>
          </text:deletion>
        </text:changed-region>
        <text:changed-region text:id="ct22106960">
          <text:insertion>
            <office:change-info>
              <dc:creator>Johnny Willemsen</dc:creator>
              <dc:date>2010-12-06T10:09:00</dc:date>
            </office:change-info>
          </text:insertion>
        </text:changed-region>
        <text:changed-region text:id="ct19739344">
          <text:deletion>
            <office:change-info>
              <dc:creator>Johnny Willemsen</dc:creator>
              <dc:date>2010-12-06T10:09:00</dc:date>
            </office:change-info>
            <text:p text:style-name="P4"><text:span text:style-name="T6">1</text:span></text:p>
          </text:deletion>
        </text:changed-region>
        <text:changed-region text:id="ct19757392">
          <text:insertion>
            <office:change-info>
              <dc:creator>Johnny Willemsen</dc:creator>
              <dc:date>2010-12-09T10:59:00</dc:date>
            </office:change-info>
          </text:insertion>
        </text:changed-region>
        <text:changed-region text:id="ct19772464">
          <text:deletion>
            <office:change-info>
              <dc:creator>Johnny Willemsen</dc:creator>
              <dc:date>2010-11-29T13:42:00</dc:date>
            </office:change-info>
            <text:p text:style-name="P4"><text:span text:style-name="T5">March</text:span></text:p>
          </text:deletion>
        </text:changed-region>
        <text:changed-region text:id="ct19739600">
          <text:insertion>
            <office:change-info>
              <dc:creator>Johnny Willemsen</dc:creator>
              <dc:date>2010-12-06T10:09:00</dc:date>
            </office:change-info>
          </text:insertion>
        </text:changed-region>
        <text:changed-region text:id="ct19756592">
          <text:deletion>
            <office:change-info>
              <dc:creator>Johnny Willemsen</dc:creator>
              <dc:date>2010-12-06T10:09:00</dc:date>
            </office:change-info>
            <text:p text:style-name="P4"><text:span text:style-name="T6">2</text:span></text:p>
          </text:deletion>
        </text:changed-region>
        <text:changed-region text:id="ct21584992">
          <text:insertion>
            <office:change-info>
              <dc:creator>Johnny Willemsen</dc:creator>
              <dc:date>2010-11-29T13:42:00</dc:date>
            </office:change-info>
          </text:insertion>
        </text:changed-region>
        <text:changed-region text:id="ct21699056">
          <text:insertion>
            <office:change-info>
              <dc:creator>Johnny Willemsen</dc:creator>
              <dc:date>2010-11-29T13:43:00</dc:date>
            </office:change-info>
          </text:insertion>
        </text:changed-region>
        <text:changed-region text:id="ct19656736">
          <text:insertion>
            <office:change-info>
              <dc:creator>Johnny Willemsen</dc:creator>
              <dc:date>2010-11-29T13: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line-break/>Object Management Group</text:p>
      <text:p text:style-name="New"><text:line-break/>140 Kendrick Street, Building A, Suite 300,</text:p>
      <text:p text:style-name="P11">Needham, MA 02494 USA</text:p>
      <text:p text:style-name="P11"><text:s/><text:tab/><text:tab/><text:tab/></text:p>
      <text:p text:style-name="New">Telephone: +1-781-444-0404</text:p>
      <text:p text:style-name="New">Facsimile: +1-781-444-0320</text:p>
      <text:p text:style-name="P9"><text:line-break/>Request For Proposal</text:p>
      <text:p text:style-name="P9">Asynchronous Method Invocation for CORBA Component Model (AMI4CCM)</text:p>
      <text:p text:style-name="New">OMG Document: mars/2010-<text:change text:change-id="ct45019792"/><text:change-start text:change-id="ct41485264"/><text:span text:style-name="T58">12-31</text:span><text:change-end text:change-id="ct41485264"/><text:line-break/><text:line-break/><text:span text:style-name="T1">Letters of Intent due: </text:span><text:change text:change-id="ct33633936"/><text:change-start text:change-id="ct139798905126848"/><text:span text:style-name="T15">June 1</text:span><text:change-end text:change-id="ct139798905126848"/><text:span text:style-name="T1">, 20</text:span><text:span text:style-name="T14">11</text:span></text:p>
      <text:p text:style-name="P10">Submissions due: August<text:change-start text:change-id="ct13274544"/> <text:span text:style-name="T57">22</text:span><text:change-end text:change-id="ct13274544"/>, 20<text:span text:style-name="T34">11</text:span></text:p>
      <text:p text:style-name="Small_20_Heading"><text:tab/>Objective of this RFP</text:p>
      <text:p text:style-name="Body">CORBA Component Model (CCM) currently only supports synchronous two-way or asynchronous one-way invocations. For many applications there is a need for asynchronous two-way invocations.</text:p>
      <text:p text:style-name="Body">This RFP searches for proposals that make it possible to make AMI calls from CCM components in a standardized way. </text:p>
      <text:p text:style-name="Body">For further details, see Chapter <text:bookmark-ref text:reference-format="chapter" text:ref-name="__RefNumPara__20371718">6</text:bookmark-ref>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23">Architectural</text:span> <text:span text:style-name="T23">Context </text:span>- background information on OMG’s Model Driven Architecture. </text:p>
      <text:p text:style-name="Body">Chapter 3 - <text:span text:style-name="T23">Adoption Process </text:span>- background information on the OMG specification adoption process.</text:p>
      <text:p text:style-name="Body">Chapter 4 - <text:span text:style-name="T23">Instructions for Submitters </text:span>- explanation of how to make a submission to this RFP.</text:p>
      <text:p text:style-name="Body">Chapter 5 - <text:span text:style-name="T23">General Requirements</text:span> <text:span text:style-name="T23">on Proposals </text:span>- requirements and evaluation criteria that apply to all proposals submitted to OMG.</text:p>
      <text:p text:style-name="Body">Chapter 6 - <text:span text:style-name="T23">Specific Requirements</text:span> <text:span text:style-name="T23">on Proposals </text:span>- problem statement, scope of proposals sought, requirements and optional features, issues to be discussed, evaluation criteria, and timetable that apply specifically to this RFP. </text:p>
      <text:p text:style-name="P6">Appendix A – <text:span text:style-name="T17">References and Glossary Specific to this RFP</text:span></text:p>
      <text:p text:style-name="P6">Appendix B – General References and Glossary</text:p>
      <text:h text:style-name="Heading_20_2" text:outline-level="2">Conventions</text:h>
      <text:p text:style-name="P22">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17">omg-process@omg.org</text:span></text:span></text:a>. General questions about this RFP may be sent to <text:a xlink:type="simple" xlink:href="mailto:responses@omg.org"><text:span text:style-name="Internet_20_link"><text:span text:style-name="T17">responses@omg.org</text:span></text:span></text:a>.</text:p>
      <text:p text:style-name="Body"><text:soft-page-break/>OMG documents (and information about the OMG in general) can be obtained from the OMG’s web site <text:span text:style-name="T17">(</text:span><text:a xlink:type="simple" xlink:href="http://www.omg.org/"><text:span text:style-name="Internet_20_link"><text:span text:style-name="T17">http://www.omg.org/</text:span></text:span></text:a>). OMG documents may also be obtained by contacting OMG at <text:a xlink:type="simple" xlink:href="mailto:documents@omg.org"><text:span text:style-name="Internet_20_link"><text:span text:style-name="T17">documents@omg.org</text:span></text:span></text:a>. Templates for RFPs (this document) and other standard OMG documents can be found at the OMG <text:span text:style-name="T17">Template Downloads Page</text:span> at <text:a xlink:type="simple" xlink:href="http://www.omg.org/technology/template_download.htm"><text:span text:style-name="Internet_20_link"><text:span text:style-name="T22">http://www.omg.org/technology/template_download.htm</text:span></text:span></text:a></text:p>
      <text:h text:style-name="Heading_20_1" text:outline-level="1">Architectural Context</text:h>
      <text:p text:style-name="P12">&lt;RFP writers shall not change this section&gt;</text:p>
      <text:h text:style-name="Heading_20_1" text:outline-level="1">Adoption Process</text:h>
      <text:p text:style-name="P12">&lt;RFP writers shall not change this section&gt;</text:p>
      <text:h text:style-name="Heading_20_1" text:outline-level="1">Instructions for Submitters</text:h>
      <text:p text:style-name="P13">&lt;RFP writers shall not change this section&gt;</text:p>
      <text:h text:style-name="Heading_20_1" text:outline-level="1">General Requirements on Proposals</text:h>
      <text:p text:style-name="P12">&lt;RFP writers shall not change this section&gt;</text:p>
      <text:h text:style-name="P24" text:outline-level="1"><text:bookmark text:name="__RefNumPara__20371718"/>Specific Requirements on Proposals<text:bookmark-end text:name="__RefNumPara__20371718"/></text:h>
      <text:h text:style-name="Heading_20_2" text:outline-level="2">Problem Statement</text:h>
      <text:p text:style-name="Body">CCM only has a standardized way to make synchronous two-way or <text:s/>asynchronous one-way invocations from one component to another component. Certain applications may require components to be able to accommodate two-way asynchronous invocations. The only solution currently available in this context is for <text:span text:style-name="T25">application</text:span> developers to <text:span text:style-name="T25">develop proprietary, ad-hoc communication patterns to achieve this capability.</text:span></text:p>
      <text:p text:style-name="P14">This RFP searches for a standardized solution for implementing <text:span text:style-name="T35">A</text:span>synchronous <text:span text:style-name="T35">M</text:span>ethod <text:span text:style-name="T35">I</text:span>nvocations for the CORBA Component Model (AMI4CCM). </text:p>
      <text:p text:style-name="P14">Proposed solutions should use the connector concept introduced in the DDS for Lightweight CCM (DDS4CCM) specification, and should not require changes to the CCM specification. </text:p>
      <text:p text:style-name="P14">Proposed solutions may reuse parts from CORBA AMI, but should not exclude the possibility of implementations that use alternative techniques to achieve <text:s/>asynchronous client-server behavior.</text:p>
      <text:h text:style-name="Heading_20_2" text:outline-level="2">Scope of Proposals Sought</text:h>
      <text:p text:style-name="Body">The new AMI4CCM solution should:</text:p>
      <text:list xml:id="list1243475818" text:style-name="WW8Num15">
        <text:list-item>
          <text:p text:style-name="P33">Extend CCM with a standardized way of doing asynchronous method invocation using the connector concept.</text:p>
        </text:list-item>
        <text:list-item>
          <text:p text:style-name="P34">Provide a callback model where the user component is called back with the received reply or exception in case of a failure.<text:change-start text:change-id="ct21487632"/></text:p>
        </text:list-item>
        <text:list-item>
          <text:p text:style-name="P36">Allow to be used with simplex and multiplex receptacles</text:p>
        </text:list-item>
        <text:list-item>
          <text:p text:style-name="P36">Allow multiple invocations to be outstanding to the same server component<text:change-end text:change-id="ct21487632"/></text:p>
        </text:list-item>
        <text:list-item>
          <text:p text:style-name="P35">Explain how AMI4CCM will be deployed and configured.</text:p>
        </text:list-item>
      </text:list>
      <text:h text:style-name="Heading_20_2" text:outline-level="2">Relationship to Existing OMG Specifications</text:h>
      <text:p text:style-name="P6">Th<text:span text:style-name="T43">is RFP should use the connector concept as introduced with the DDS4CCM <text:s/>specification.</text:span><text:change-start text:change-id="ct21451728"/></text:p>
      <text:p text:style-name="P7"><text:span text:style-name="T10">DDS4CCM FTF2 inventory file: </text:span><text:a xlink:type="simple" xlink:href="http://doc.omg.org/ptc/10-05-10">http://doc.omg.org/ptc/10-05-10</text:a></text:p>
      <text:p text:style-name="P7"><text:soft-page-break/><text:span text:style-name="T10">DDS4CCM FTF2 final report: </text:span><text:a xlink:type="simple" xlink:href="http://doc.omg.org/ptc/10-05-07">http://doc.omg.org/ptc/10-05-07</text:a><text:change-end text:change-id="ct21451728"/></text:p>
      <text:h text:style-name="Heading_20_2" text:outline-level="2">Related Activities, Documents and Standards</text:h>
      <text:p text:style-name="P1"><text:change text:change-id="ct20028160"/><text:change text:change-id="ct21485632"/><text:change-start text:change-id="ct21627024"/><text:span text:style-name="T9">CCM specification: </text:span><text:change-start text:change-id="ct21568608"/><text:a xlink:type="simple" xlink:href="http://doc.omg.org/formal/06-04-01">http://doc.omg.org/formal/06-04-01</text:a><text:change-end text:change-id="ct21627024"/><text:change-end text:change-id="ct21568608"/><text:change-start text:change-id="ct19500624"/></text:p>
      <text:p text:style-name="P15"><text:span text:style-name="T9">CORBA AMI: </text:span><text:change-end text:change-id="ct19500624"/><text:change-start text:change-id="ct21624160"/><text:a xlink:type="simple" xlink:href="http://doc.omg.org/formal/08-01-04">http://doc.omg.org/formal/08-01-04</text:a><text:change-end text:change-id="ct21624160"/><text:change-start text:change-id="ct21567760"/><text:span text:style-name="T9"> sections 17.4 until 17.8</text:span><text:change-end text:change-id="ct21567760"/></text:p>
      <text:h text:style-name="Heading_20_2" text:outline-level="2"><text:soft-page-break/>Mandatory Requirements</text:h>
      <text:h text:style-name="P26" text:outline-level="3">The solution <text:span text:style-name="T42">shall</text:span> implement an AMI4CCM receptacle as a CCM connector component, consistent with the DDS4CCM specification.<text:change-start text:change-id="ct19732976"/></text:h>
      <text:h text:style-name="P27" text:outline-level="3">The solution shall list the connector, ports, and mirrorports using IDL3+<text:change-end text:change-id="ct19732976"/></text:h>
      <text:h text:style-name="Heading_20_3" text:outline-level="3">The solution <text:span text:style-name="T41">shall</text:span> not extend the CCM specification.</text:h>
      <text:h text:style-name="Heading_20_3" text:outline-level="3">The solution <text:span text:style-name="T42">shall</text:span> use a callback model to pass the <text:span text:style-name="T28">asynchronous </text:span>reply or exception back to the user component.</text:h>
      <text:h text:style-name="Heading_20_3" text:outline-level="3">The solution <text:change text:change-id="ct21669248"/><text:change-start text:change-id="ct19784272"/><text:span text:style-name="T42">shall</text:span><text:change-end text:change-id="ct19784272"/> only impact CCM client components, <text:span text:style-name="T26">i.e. </text:span><text:span text:style-name="T27">the server side must remain unaware that it is being invoked asynchronously.</text:span></text:h>
      <text:h text:style-name="Heading_20_3" text:outline-level="3">The solution <text:change text:change-id="ct21671200"/><text:change-start text:change-id="ct20062208"/><text:span text:style-name="T42">shall</text:span><text:change-end text:change-id="ct20062208"/> support both simplex and multiplex receptacles.</text:h>
      <text:h text:style-name="Heading_20_3" text:outline-level="3">The solution <text:change text:change-id="ct21626768"/><text:change-start text:change-id="ct21682336"/><text:span text:style-name="T50">shall</text:span><text:change-end text:change-id="ct21682336"/> make it possible to send different invocations to each <text:span text:style-name="T37">separate </text:span>component that is connected to a multiplex receptacle.</text:h>
      <text:h text:style-name="Heading_20_3" text:outline-level="3">The solution <text:change text:change-id="ct21568352"/><text:change-start text:change-id="ct21683392"/><text:span text:style-name="T42">shall</text:span><text:change-end text:change-id="ct21683392"/> allow component ports that utilize AMI4CCM to coexist in the same CCM component with other basic facet and receptacle ports.</text:h>
      <text:h text:style-name="P2" text:outline-level="3">The solution <text:change text:change-id="ct19248160"/><text:change-start text:change-id="ct21683072"/><text:span text:style-name="T42">shall</text:span><text:change-end text:change-id="ct21683072"/> allow component ports that utilize AMI4CCM to coexist in the same CCM component with other ports configured to use DDS4CCM connectors.</text:h>
      <text:h text:style-name="Heading_20_3" text:outline-level="3">The solution <text:span text:style-name="T42">shall</text:span> explain how the AMI4CCM connector will be deployed and configured, including any necessary configuration meta-data and connections to client/server ports. </text:h>
      <text:h text:style-name="P2" text:outline-level="3">The solution <text:change text:change-id="ct20756048"/><text:change-start text:change-id="ct20893568"/><text:span text:style-name="T42">shall</text:span><text:change-end text:change-id="ct20893568"/> allow for multiple outstanding client invocations, prior to processing the AMI<text:span text:style-name="T38">4CCM</text:span> replies, to the same server port or different server ports.</text:h>
      <text:h text:style-name="P2" text:outline-level="3">The solution <text:change text:change-id="ct21682736"/><text:change-start text:change-id="ct21683904"/><text:span text:style-name="T42">shall</text:span><text:change-end text:change-id="ct21683904"/> explain how a client port utilizing AMI4CCM will be specified in an IDL <text:span text:style-name="T18">component</text:span> definition.</text:h>
      <text:h text:style-name="P2" text:outline-level="3">The solution <text:change text:change-id="ct19500160"/><text:change-start text:change-id="ct21650656"/><text:span text:style-name="T42">shall</text:span><text:change-end text:change-id="ct21650656"/> allow an AMI4CCM client/receptacle port to be specified with the same IDL <text:span text:style-name="T18">interface</text:span> definition used by its matching server/facet port.</text:h>
      <text:h text:style-name="Heading_20_2" text:outline-level="2"><text:soft-page-break/>Optional Requirements</text:h>
      <text:h text:style-name="P3" text:outline-level="3"><text:change-start text:change-id="ct20115200"/><text:span text:style-name="T47">The solution may </text:span><text:span text:style-name="T48">support</text:span><text:span text:style-name="T47"> synchronous </text:span><text:span text:style-name="T48">behavior</text:span><text:span text:style-name="T47"> on the </text:span><text:span text:style-name="T49">AMI4CCM</text:span><text:span text:style-name="T47"> <text:s/>connector</text:span><text:change-end text:change-id="ct20115200"/><text:change-start text:change-id="ct21660240"/><text:span text:style-name="T47">s.</text:span><text:change-end text:change-id="ct21660240"/><text:change text:change-id="ct21645376"/></text:h>
      <text:h text:style-name="Heading_20_2" text:outline-level="2">Issues to be Discussed</text:h>
      <text:h text:style-name="P29" text:outline-level="3">These issues will be considered during submission evaluation. They should not be part of the proposed normative specification. (Place them in Part I of the submission.)<text:span text:style-name="T17"> </text:span><text:change-start text:change-id="ct21657808"/></text:h>
      <text:h text:style-name="P30" text:outline-level="3">Performance of the resulting solution</text:h>
      <text:h text:style-name="P28" text:outline-level="3">Simplicity of the resulting user code<text:change-end text:change-id="ct21657808"/></text:h>
      <text:h text:style-name="Heading_20_2" text:outline-level="2">Evaluation Criteria</text:h>
      <text:p text:style-name="P6">Proposals shall be evaluated primarily based on their conformance to the mandatory requirements. </text:p>
      <text:p text:style-name="Body">The following additional evaluation criteria apply:</text:p>
      <text:h text:style-name="Heading_20_3" text:outline-level="3">Completeness and non-ambiguity of submission.</text:h>
      <text:h text:style-name="Heading_20_3" text:outline-level="3">Simplicity and elegance of the resulting code for the user component<text:change-start text:change-id="ct21645568"/></text:h>
      <text:h text:style-name="P31" text:outline-level="3">Performance of the resulting solution</text:h>
      <text:h text:style-name="P31" text:outline-level="3">Simplicity and elegance of the resulting deployment files<text:change-end text:change-id="ct21645568"/></text:h>
      <text:h text:style-name="Heading_20_2" text:outline-level="2">Other Information Unique to this RFP</text:h>
      <text:h text:style-name="Heading_20_2" text:outline-level="2">RFP Timetable</text:h>
      <text:p text:style-name="P1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7">Work In Progress</text:span> page at <text:a xlink:type="simple" xlink:href="http://www.omg.org/schedule"><text:span text:style-name="Internet_20_link"><text:span text:style-name="T40">http://www.omg.org/schedule</text:span></text:span></text:a>/ under the item identified by the name of this RFP. Note that “&lt;month&gt;” and “&lt;approximate month&gt;” is the name of the month spelled out; e.g., January.</text:p>
      <text:p text:style-name="P18"/>
      <table:table table:name="Table1" table:style-name="Table1">
        <table:table-column table:style-name="Table1.A"/>
        <table:table-column table:style-name="Table1.B"/>
        <table:table-row table:style-name="Table1.1">
          <table:table-cell table:style-name="Table1.A1" office:value-type="string">
            <text:p text:style-name="P23">Event or Activity</text:p>
          </table:table-cell>
          <table:table-cell table:style-name="Table1.B1" office:value-type="string">
            <text:p text:style-name="P23">Actual Date</text:p>
          </table:table-cell>
        </table:table-row>
        <text:soft-page-break/>
        <table:table-row table:style-name="Table1.1">
          <table:table-cell table:style-name="Table1.A2" office:value-type="string">
            <text:p text:style-name="P4">Preparation of RFP by TF</text:p>
          </table:table-cell>
          <table:table-cell table:style-name="Table1.B2" office:value-type="string">
            <text:p text:style-name="P4">September, 2010</text:p>
          </table:table-cell>
        </table:table-row>
        <table:table-row table:style-name="Table1.1">
          <table:table-cell table:style-name="Table1.A3" office:value-type="string">
            <text:p text:style-name="P4">RFP placed on OMG document server</text:p>
          </table:table-cell>
          <table:table-cell table:style-name="Table1.B3" office:value-type="string">
            <text:p text:style-name="P4">November <text:span text:style-name="T39">8</text:span>, 2010</text:p>
            <text:p text:style-name="CellBody">“Four week rule”</text:p>
          </table:table-cell>
        </table:table-row>
        <table:table-row table:style-name="Table1.1">
          <table:table-cell table:style-name="Table1.A3" office:value-type="string">
            <text:p text:style-name="P4">Approval of RFP by Architecture Board</text:p>
            <text:p text:style-name="CellBody">Review by TC</text:p>
          </table:table-cell>
          <table:table-cell table:style-name="Table1.B3" office:value-type="string">
            <text:p text:style-name="P4">December <text:change-start text:change-id="ct21578128"/><text:span text:style-name="T53">9 </text:span><text:change-end text:change-id="ct21578128"/>2010</text:p>
          </table:table-cell>
        </table:table-row>
        <table:table-row table:style-name="Table1.1">
          <table:table-cell table:style-name="Table1.A3" office:value-type="string">
            <text:p text:style-name="P4">TC votes to issue RFP</text:p>
          </table:table-cell>
          <table:table-cell table:style-name="Table1.B3" office:value-type="string">
            <text:p text:style-name="P4">December <text:change-start text:change-id="ct21584160"/><text:span text:style-name="T53">10 </text:span><text:change-end text:change-id="ct21584160"/>2010</text:p>
          </table:table-cell>
        </table:table-row>
        <table:table-row table:style-name="Table1.1">
          <table:table-cell table:style-name="Table1.A3" office:value-type="string">
            <text:p text:style-name="P4">LOI to submit to RFP due</text:p>
          </table:table-cell>
          <table:table-cell table:style-name="Table1.B3" office:value-type="string">
            <text:p text:style-name="P4"><text:change text:change-id="ct21584352"/><text:change-start text:change-id="ct21586048"/><text:span text:style-name="T3">June</text:span><text:change-end text:change-id="ct21586048"/><text:change-start text:change-id="ct21587728"/> <text:span text:style-name="T54">1</text:span><text:change-end text:change-id="ct21587728"/>, 2011</text:p>
          </table:table-cell>
        </table:table-row>
        <table:table-row table:style-name="Table1.1">
          <table:table-cell table:style-name="Table1.A3" office:value-type="string">
            <text:p text:style-name="P4">Initial Submissions due and placed on OMG document server (“Four week rule”)</text:p>
          </table:table-cell>
          <table:table-cell table:style-name="Table1.B3" office:value-type="string">
            <text:p text:style-name="P4"><text:change text:change-id="ct21576272"/><text:change-start text:change-id="ct21588656"/><text:span text:style-name="T5">August</text:span><text:change-end text:change-id="ct21588656"/><text:change-start text:change-id="ct21590592"/><text:span text:style-name="T5"> </text:span><text:span text:style-name="T51">22</text:span><text:change-end text:change-id="ct21590592"/>, 2011</text:p>
          </table:table-cell>
        </table:table-row>
        <table:table-row table:style-name="Table1.1">
          <table:table-cell table:style-name="Table1.A3" office:value-type="string">
            <text:p text:style-name="P4">Voter registration closes</text:p>
          </table:table-cell>
          <table:table-cell table:style-name="Table1.B3" office:value-type="string">
            <text:p text:style-name="P4"><text:change-start text:change-id="ct21590784"/><text:span text:style-name="T3">September 12</text:span><text:change-end text:change-id="ct21590784"/><text:change text:change-id="ct21586352"/>, 2011</text:p>
          </table:table-cell>
        </table:table-row>
        <table:table-row table:style-name="Table1.1">
          <table:table-cell table:style-name="Table1.A3" office:value-type="string">
            <text:p text:style-name="P4">Initial Submission presentations</text:p>
          </table:table-cell>
          <table:table-cell table:style-name="Table1.B3" office:value-type="string">
            <text:p text:style-name="P4"><text:change-start text:change-id="ct21596752"/><text:span text:style-name="T3">September 19</text:span><text:change-end text:change-id="ct21596752"/><text:change-start text:change-id="ct36250704"/><text:span text:style-name="T3">,</text:span><text:change-end text:change-id="ct36250704"/><text:change-start text:change-id="ct33234112"/><text:change-end text:change-id="ct33234112"/><text:change-start text:change-id="ct36551184"/><text:change-end text:change-id="ct36551184"/><text:change text:change-id="ct21590208"/><text:change text:change-id="ct36111424"/> 2011</text:p>
          </table:table-cell>
        </table:table-row>
        <table:table-row table:style-name="Table1.1">
          <table:table-cell table:style-name="Table1.A3" office:value-type="string">
            <text:p text:style-name="P4">Preliminary evaluation by TF</text:p>
          </table:table-cell>
          <table:table-cell table:style-name="Table1.B3" office:value-type="string">
            <text:p text:style-name="P4"><text:change text:change-id="ct21597120"/><text:change-start text:change-id="ct21598240"/><text:span text:style-name="T3">September 19</text:span><text:change-end text:change-id="ct21598240"/>, 2011</text:p>
          </table:table-cell>
        </table:table-row>
        <table:table-row table:style-name="Table1.1">
          <table:table-cell table:style-name="Table1.A3" office:value-type="string">
            <text:p text:style-name="P4">Revised Submissions due and placed on OMG document server (“Four week rule”)</text:p>
          </table:table-cell>
          <table:table-cell table:style-name="Table1.B3" office:value-type="string">
            <text:p text:style-name="P4"><text:change text:change-id="ct21598432"/><text:change-start text:change-id="ct21640816"/><text:span text:style-name="T5">February</text:span><text:change-end text:change-id="ct21640816"/><text:change-start text:change-id="ct21642464"/><text:span text:style-name="T5"> </text:span><text:span text:style-name="T52">20</text:span><text:change-end text:change-id="ct21642464"/>, 201<text:change-start text:change-id="ct21643584"/><text:span text:style-name="T5">2</text:span><text:change-end text:change-id="ct21643584"/><text:change text:change-id="ct21677536"/></text:p>
          </table:table-cell>
        </table:table-row>
        <table:table-row table:style-name="Table1.1">
          <table:table-cell table:style-name="Table1.A3" office:value-type="string">
            <text:p text:style-name="P4">Revised Submission presentations</text:p>
          </table:table-cell>
          <table:table-cell table:style-name="Table1.B3" office:value-type="string">
            <text:p text:style-name="P4"><text:change text:change-id="ct21642800"/><text:change-start text:change-id="ct21598672"/><text:span text:style-name="T44">March</text:span><text:change-end text:change-id="ct21598672"/><text:change-start text:change-id="ct21678576"/><text:span text:style-name="T44"> </text:span><text:span text:style-name="T3">19</text:span><text:change-end text:change-id="ct21678576"/>, 201<text:change-start text:change-id="ct21678272"/><text:span text:style-name="T44">2</text:span><text:change-end text:change-id="ct21678272"/></text:p>
          </table:table-cell>
        </table:table-row>
        <table:table-row table:style-name="Table1.1">
          <table:table-cell table:style-name="Table1.A3" office:value-type="string">
            <text:p text:style-name="P4">Final evaluation and selection by TF </text:p>
            <text:p text:style-name="CellBody">Recommendation to AB and TC</text:p>
          </table:table-cell>
          <table:table-cell table:style-name="Table1.B3" office:value-type="string">
            <text:p text:style-name="P4"><text:change text:change-id="ct21640480"/><text:change-start text:change-id="ct21641424"/><text:span text:style-name="T44">March</text:span><text:change-end text:change-id="ct21641424"/><text:change-start text:change-id="ct21670896"/><text:span text:style-name="T44"> </text:span><text:span text:style-name="T3">22</text:span><text:change-end text:change-id="ct21670896"/>, 201<text:change-start text:change-id="ct21697936"/><text:span text:style-name="T44">2</text:span><text:change-end text:change-id="ct21697936"/></text:p>
          </table:table-cell>
        </table:table-row>
        <table:table-row table:style-name="Table1.1">
          <table:table-cell table:style-name="Table1.A3" office:value-type="string">
            <text:p text:style-name="P4">Approval by Architecture Board</text:p>
            <text:p text:style-name="CellBody">Review by TC</text:p>
          </table:table-cell>
          <table:table-cell table:style-name="Table1.B3" office:value-type="string">
            <text:p text:style-name="P4"><text:change-start text:change-id="ct21641008"/><text:span text:style-name="T6">March</text:span><text:change-end text:change-id="ct21641008"/><text:change-start text:change-id="ct21698128"/><text:span text:style-name="T6"> </text:span><text:span text:style-name="T3">22</text:span><text:change-end text:change-id="ct21698128"/><text:change-start text:change-id="ct46722800"/><text:span text:style-name="T3">,</text:span><text:change-end text:change-id="ct46722800"/><text:change text:change-id="ct21698320"/><text:change text:change-id="ct36101488"/> 201<text:change-start text:change-id="ct21716528"/><text:span text:style-name="T6">2</text:span><text:change-end text:change-id="ct21716528"/><text:change text:change-id="ct21716720"/></text:p>
          </table:table-cell>
        </table:table-row>
        <table:table-row table:style-name="Table1.1">
          <table:table-cell table:style-name="Table1.A3" office:value-type="string">
            <text:p text:style-name="P4">TC votes to<text:span text:style-name="T24"> </text:span><text:span text:style-name="T31">recommend</text:span><text:span text:style-name="T24"> </text:span><text:span text:style-name="T31">specification</text:span></text:p>
          </table:table-cell>
          <table:table-cell table:style-name="Table1.B3" office:value-type="string">
            <text:p text:style-name="P4"><text:change-start text:change-id="ct21716992"/><text:span text:style-name="T6">March </text:span><text:span text:style-name="T3">23,</text:span><text:span text:style-name="T6"> </text:span><text:change-end text:change-id="ct21716992"/><text:change text:change-id="ct21717648"/><text:change text:change-id="ct35956192"/>201<text:change-start text:change-id="ct22106960"/><text:span text:style-name="T6">2</text:span><text:change-end text:change-id="ct22106960"/><text:change text:change-id="ct19739344"/></text:p>
          </table:table-cell>
        </table:table-row>
        <table:table-row table:style-name="Table1.1">
          <table:table-cell table:style-name="Table1.A3" office:value-type="string">
            <text:p text:style-name="P4">BoD votes to adopt specification</text:p>
          </table:table-cell>
          <table:table-cell table:style-name="Table1.B3" office:value-type="string">
            <text:p text:style-name="P4"><text:change-start text:change-id="ct19757392"/><text:span text:style-name="T3">August</text:span><text:change-end text:change-id="ct19757392"/><text:change text:change-id="ct19772464"/> 201<text:change-start text:change-id="ct19739600"/><text:span text:style-name="T6">2</text:span><text:change-end text:change-id="ct19739600"/><text:change text:change-id="ct19756592"/></text:p>
          </table:table-cell>
        </table:table-row>
      </table:table>
      <text:p text:style-name="P16"/>
      <text:h text:style-name="Heading_20_1" text:outline-level="1" text:is-list-header="true">Appendix A<text:tab/>References and Glossary Specific to this RFP</text:h>
      <text:h text:style-name="Heading_20_2" text:outline-level="2" text:is-list-header="true">A.1 <text:tab/>References Specific to this RFP</text:h>
      <text:list xml:id="list1189888203" text:style-name="WW8Num4">
        <text:list-item>
          <text:p text:style-name="P37">DDS4CCM <text:change-start text:change-id="ct21584992"/></text:p>
          <text:list>
            <text:list-item>
              <text:p text:style-name="P37"><text:span text:style-name="T10">DDS4CCM FTF2 inventory file: </text:span><text:a xlink:type="simple" xlink:href="http://doc.omg.org/ptc/10-05-10">http://doc.omg.org/ptc/10-05-10</text:a></text:p>
            </text:list-item>
            <text:list-item>
              <text:p text:style-name="P37"><text:span text:style-name="T10">DDS4CCM FTF2 final report: </text:span><text:a xlink:type="simple" xlink:href="http://doc.omg.org/ptc/10-05-07">http://doc.omg.org/ptc/10-05-07</text:a><text:change-end text:change-id="ct21584992"/></text:p>
            </text:list-item>
          </text:list>
        </text:list-item>
        <text:list-item>
          <text:p text:style-name="P38"><text:soft-page-break/>CCM<text:change-start text:change-id="ct21699056"/> <text:change-end text:change-id="ct21699056"/><text:span text:style-name="T33">&lt;</text:span><text:a xlink:type="simple" xlink:href="http://www.omg.org/technology/documents/formal/components.htm"><text:span text:style-name="Internet_20_link"><text:span text:style-name="T19">http://www.omg.org/technology/documents/formal/components.htm</text:span></text:span></text:a><text:span text:style-name="T33">&gt;</text:span><text:change-start text:change-id="ct19656736"/></text:p>
        </text:list-item>
        <text:list-item>
          <text:p text:style-name="P38"><text:span text:style-name="T45">CORBA AMI, </text:span><text:span text:style-name="T46">section 17-4 until 17.8</text:span></text:p>
        </text:list-item>
      </text:list>
      <text:p text:style-name="P17"><text:tab/><text:tab/>http://www.omg.org/spec/CORBA/3.1/<text:change-end text:change-id="ct19656736"/></text:p>
      <text:h text:style-name="Heading_20_2" text:outline-level="2" text:is-list-header="true">A.2<text:tab/>Glossary Specific to this RFP</text:h>
      <text:h text:style-name="Heading_20_1" text:outline-level="1" text:is-list-header="true">Appendix B<text:tab/>General Reference and Glossary</text:h>
      <text:p text:style-name="Body">B.1<text:tab/><text:tab/>General References</text:p>
      <text:p text:style-name="Body">The following documents <text:span text:style-name="T36">could be</text:span> referenced in this document:</text:p>
      <text:p text:style-name="P19">[BCQ] OMG Board of Directors Business Committee Questionnaire, <text:a xlink:type="simple" xlink:href="http://www.omg.org/cgi-bin/doc?bc/02-02-01"><text:span text:style-name="Internet_20_link"><text:span text:style-name="T17">http://www.omg.org/cgi-bin/doc?bc/02-02-01</text:span></text:span></text:a></text:p>
      <text:p text:style-name="P19">[CCM] CORBA Core Components Specification, <text:a xlink:type="simple" xlink:href="http://www.omg.org/technology/documents/formal/components.htm"><text:span text:style-name="Internet_20_link"><text:span text:style-name="T18">http://www.omg.org/technology/documents/formal/components.htm</text:span></text:span></text:a> </text:p>
      <text:p text:style-name="P19">[CORBA] Common Object Request Broker Architecture (CORBA/IIOP), <text:a xlink:type="simple" xlink:href="http://www.omg.org/technology/documents/formal/corba_iiop.htm"><text:span text:style-name="Internet_20_link"><text:span text:style-name="T17">http://www.omg.org/technology/documents/formal/corba_iiop.htm</text:span></text:span></text:a></text:p>
      <text:p text:style-name="P20">[CSIV2] <text:s/>[CORBA] Chapter 26</text:p>
      <text:p text:style-name="P19">[DDS4CCM] DDS for CCM</text:p>
      <text:p text:style-name="P21"><text:a xlink:type="simple" xlink:href="http://www.omg.org/techprocess/meetings/schedule/DDS_for_CCM_FTF_2.html%20">http://www.omg.org/techprocess/meetings/schedule/DDS_for_CCM_FTF_2.html </text:a></text:p>
      <text:p text:style-name="P19"><text:span text:style-name="T29">[EJB] “Enterprise JavaBeans™”, </text:span><text:a xlink:type="simple" xlink:href="http://java.sun.com/products/ejb/docs.html"><text:span text:style-name="Internet_20_link"><text:span text:style-name="T30">http://java.sun.com/products/ejb/docs.html</text:span></text:span></text:a></text:p>
      <text:p text:style-name="P19">[FORMS] “ISO PAS Compatible Submission Template”. <text:a xlink:type="simple" xlink:href="http://www.omg.org/cgi-bin/doc?pas/2003-08-02"><text:span text:style-name="Internet_20_link"><text:span text:style-name="T18">http://www.omg.org/cgi-bin/doc?pas/2003-08-02</text:span></text:span></text:a> </text:p>
      <text:p text:style-name="P19">[Guide] The OMG Hitchhiker's Guide,, <text:a xlink:type="simple" xlink:href="http://www.omg.org/cgi-bin/doc?omg/2002-03-03"><text:span text:style-name="Internet_20_link"><text:span text:style-name="T18">http://www.omg.org/cgi-bin/doc?hh</text:span></text:span></text:a> </text:p>
      <text:p text:style-name="P19">[IDL] ISO/IEC 14750 also see [CORBA] Chapter 3.</text:p>
      <text:p text:style-name="P19">[IDLC++] IDL to C++ Language Mapping, <text:a xlink:type="simple" xlink:href="http://www.omg.org/technology/documents/formal/c++.htm"><text:span text:style-name="Internet_20_link"><text:span text:style-name="T17">http://www.omg.org/technology/documents/formal/c++.htm</text:span></text:span></text:a></text:p>
      <text:p text:style-name="P19"><text:soft-page-break/>[MDAa] OMG Architecture Board,<text:span text:style-name="T17"> </text:span>"Model Driven Architecture - A Technical Perspective<text:span text:style-name="T17">”, </text:span><text:a xlink:type="simple" xlink:href="http://www.omg.org/mda/papers.htm"><text:span text:style-name="Internet_20_link"><text:span text:style-name="T17">http://www.omg.org/mda/papers.htm</text:span></text:span></text:a></text:p>
      <text:p text:style-name="P19">[MDAb] “Developing in OMG's Model Driven Architecture (MDA),” <text:a xlink:type="simple" xlink:href="http://www.omg.org/docs/omg/01-12-01.pdf"><text:span text:style-name="Internet_20_link"><text:span text:style-name="T18">http://www.omg.org/docs/omg/01-12-01.pdf</text:span></text:span></text:a> <text:s/></text:p>
      <text:p text:style-name="P19">[MDAc] “MDA Guide” (<text:a xlink:type="simple" xlink:href="http://www.omg.org/docs/omg/03-06-01.pdf"><text:span text:style-name="Internet_20_link"><text:span text:style-name="T17">http://www.omg.org/docs/omg/03-06-01.pdf</text:span></text:span></text:a>)</text:p>
      <text:p text:style-name="P19">[MDAd] “MDA "The Architecture of Choice for a Changing World™"”, <text:a xlink:type="simple" xlink:href="http://www.omg.org/mda"><text:span text:style-name="Internet_20_link"><text:span text:style-name="T17">http://www.omg.org/mda</text:span></text:span></text:a></text:p>
      <text:p text:style-name="P19">[MOF]<text:span text:style-name="T17"> </text:span>Meta Object Facility Specification, <text:a xlink:type="simple" xlink:href="http://www.omg.org/technology/documents/formal/mof.htm"><text:span text:style-name="Internet_20_link"><text:span text:style-name="T17">http://www.omg.org/technology/documents/formal/mof.htm</text:span></text:span></text:a></text:p>
      <text:p text:style-name="P19">[NS] Naming Service, <text:a xlink:type="simple" xlink:href="http://www.omg.org/technology/documents/formal/naming_service.htm"><text:span text:style-name="Internet_20_link"><text:span text:style-name="T17">http://www.omg.org/technology/documents/formal/naming_service.htm</text:span></text:span></text:a></text:p>
      <text:p text:style-name="P19">[OMA] “Object Management Architecture™”, <text:a xlink:type="simple" xlink:href="http://www.omg.org/oma/"><text:span text:style-name="Internet_20_link"><text:span text:style-name="T17">http://www.omg.org/oma/</text:span></text:span></text:a></text:p>
      <text:p text:style-name="P19">[P&amp;P]<text:span text:style-name="T17"> </text:span>Policies and Procedures of the OMG Technical Process<text:span text:style-name="T17">, </text:span><text:a xlink:type="simple" xlink:href="http://www.omg.org/cgi-bin/doc?pp"><text:span text:style-name="Internet_20_link"><text:span text:style-name="T17">http://www.omg.org/cgi-bin/doc?pp</text:span></text:span></text:a></text:p>
      <text:p text:style-name="P19">[RFC2119] IETF Best Practices: <text:span text:style-name="T32">Key words for use in RFCs to Indicate Requirement Levels, (</text:span><text:a xlink:type="simple" xlink:href="http://www.ietf.org/rfc/rfc2119.txt"><text:span text:style-name="Internet_20_link"><text:span text:style-name="T20">http://www.ietf.org/rfc/rfc2119.txt</text:span></text:span></text:a><text:span text:style-name="T20">).</text:span></text:p>
      <text:p text:style-name="P19">[RM-ODP] ISO/IEC 10746</text:p>
      <text:p text:style-name="P19">[UML] Unified Modeling Language Specification, <text:a xlink:type="simple" xlink:href="http://www.omg.org/technology/documents/formal/uml.htm"><text:span text:style-name="Internet_20_link"><text:span text:style-name="T17">http://www.omg.org/technology/documents/formal/uml.htm</text:span></text:span></text:a></text:p>
      <text:p text:style-name="P19">[UMLC] UML Profile for CORBA, <text:a xlink:type="simple" xlink:href="http://www.omg.org/technology/documents/formal/profile_corba.htm"><text:span text:style-name="Internet_20_link"><text:span text:style-name="T18">http://www.omg.org/technology/documents/formal/profile_corba.htm</text:span></text:span></text:a> </text:p>
      <text:p text:style-name="P19"><text:s/>[XMI] XML Metadata Interchange Specification, <text:a xlink:type="simple" xlink:href="http://www.omg.org/technology/documents/formal/xmi.htm"><text:span text:style-name="Internet_20_link"><text:span text:style-name="T17">http://www.omg.org/technology/documents/formal/xmi.htm</text:span></text:span></text:a></text:p>
      <text:p text:style-name="P19">[XML/Value] XML Value Type Specification, <text:a xlink:type="simple" xlink:href="http://www.omg.org/technology/documents/formal/xmlvalue.htm"><text:span text:style-name="Internet_20_link"><text:span text:style-name="T18">http://www.omg.org/technology/documents/formal/xmlvalue.htm</text:span></text:span></text:a> </text:p>
      <text:h text:style-name="Heading_20_2" text:outline-level="2" text:is-list-header="true">B.2 <text:tab/>General Glossary</text:h>
      <text:p text:style-name="Body"><text:span text:style-name="T21">Architecture Board (AB) </text:span><text:s/>- The OMG plenary that is responsible for ensuring the technical merit and MDA-compliance of RFPs and their submissions.</text:p>
      <text:p text:style-name="Body"><text:soft-page-break/><text:span text:style-name="T21">Board of Directors (BoD)</text:span> - The OMG body that is responsible for adopting technology.</text:p>
      <text:p text:style-name="Body"><text:span text:style-name="T21">Common Object Request Broker Architecture (CORBA) </text:span>- An OMG distributed computing platform specification that is independent of implementation languages.</text:p>
      <text:p text:style-name="Body"><text:span text:style-name="T21">Common Warehouse Metamodel (CWM) </text:span>- An OMG specification for data repository integration.</text:p>
      <text:p text:style-name="Body"><text:span text:style-name="T21">CORBA Component Model (CCM)</text:span> - An OMG specification for an implementation language independent distributed component model.</text:p>
      <text:p text:style-name="Body"><text:span text:style-name="T21">Interface Definition Language (IDL) </text:span>- An OMG and ISO standard language for specifying interfaces and associated data structures.</text:p>
      <text:p text:style-name="Body"><text:span text:style-name="T21">Letter of Intent (LOI)</text:span><text:span text:style-name="T1">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1">Mapping</text:span> - Specification of a mechanism for transforming the elements of a model conforming to a particular metamodel into elements of another model that conforms to another (possibly the same) metamodel. </text:p>
      <text:p text:style-name="Body"><text:span text:style-name="T21">Metadata</text:span><text:span text:style-name="T1"> </text:span>- Data that represents models. <text:s/>For example, a UML model; a CORBA object model expressed in IDL; and a relational database schema expressed using CWM.</text:p>
      <text:p text:style-name="Body"><text:span text:style-name="T21">Metamodel <text:s/></text:span>- A model of models.</text:p>
      <text:p text:style-name="Body"><text:span text:style-name="T21">Meta Object Facility (MOF)</text:span><text:span text:style-name="T17"> </text:span>- An OMG standard, closely related to UML, that enables metadata management and language definition.</text:p>
      <text:p text:style-name="Body"><text:span text:style-name="T21">Model</text:span><text:span text:style-name="T17"> </text:span>- A formal specification of the function, structure and/or behavior of an application or system.</text:p>
      <text:p text:style-name="Body"><text:span text:style-name="T21">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1">Normative</text:span> – Provisions that one must conform to in order to claim compliance with the standard. (as opposed to non-normative or informative which is explanatory material that is included in order to assist in understanding the <text:soft-page-break/>standard and does not contain any provisions that must be conformed to in order to claim compliance).</text:p>
      <text:p text:style-name="Body"><text:span text:style-name="T21">Normative Reference </text:span>– References that contain provisions that one must conform to in order to claim compliance with the standard that contains said normative reference.</text:p>
      <text:p text:style-name="Body"><text:span text:style-name="T21">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1">Platform Independent Model (PIM) </text:span>- A model of a subsystem that contains no information specific to the platform, or the technology that is used to realize it. <text:s/></text:p>
      <text:p text:style-name="Body"><text:span text:style-name="T21">Platform Specific Model (PSM</text:span><text:span text:style-name="T17">)</text:span> - A model of a subsystem that includes information about the specific technology that is used in the realization of it on a specific platform, and hence possibly contains elements that are specific to the platform.</text:p>
      <text:p text:style-name="Body"><text:span text:style-name="T21">Request for Information (RFI) </text:span>- A general request to industry, academia, and any other interested parties to submit information about a particular technology area to one of the OMG's Technology Committee subgroups.</text:p>
      <text:p text:style-name="Body"><text:span text:style-name="T21">Request for Proposal (RFP)</text:span> - A document requesting OMG members to submit proposals to the OMG's Technology Committee. Such proposals must be received by a certain deadline and are evaluated by the issuing task force.</text:p>
      <text:p text:style-name="Body"><text:span text:style-name="T21">Task Force (TF)</text:span> - The OMG Technology Committee subgroup responsible for issuing a RFP and evaluating submission(s).</text:p>
      <text:p text:style-name="Body"><text:span text:style-name="T21">Technology Committee (TC)</text:span> - The body responsible for recommending technologies for adoption to the BoD. There are two TCs in OMG – <text:span text:style-name="T17">Platform TC</text:span> (PTC), that focuses on IT and modeling infrastructure related standards; and <text:span text:style-name="T17">Domain TC</text:span> (DTC), that focus on domain specific standards.</text:p>
      <text:p text:style-name="Body"><text:span text:style-name="T21">Unified Modeling Language (UML)</text:span> - An OMG standard language for specifying the structure and behavior of systems. <text:s/>The standard defines an abstract syntax and a graphical concrete syntax.</text:p>
      <text:p text:style-name="Body"><text:span text:style-name="T21">UML Profile</text:span> - A standardized set of extensions and constraints that tailors UML to particular use.</text:p>
      <text:p text:style-name="Body"><text:span text:style-name="T21">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44ea38"/>
    </style:style>
    <style:style style:name="MT2" style:family="text">
      <style:text-properties officeooo:rsid="001eeec3"/>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32051152">
            <text:insertion>
              <office:change-info>
                <dc:creator>Johnny Willemsen</dc:creator>
                <dc:date>2010-12-09T11:56:00</dc:date>
              </office:change-info>
            </text:insertion>
          </text:changed-region>
          <text:changed-region text:id="ct26227808">
            <text:deletion>
              <office:change-info>
                <dc:creator>Johnny Willemsen</dc:creator>
                <dc:date>2010-12-09T11:56:00</dc:date>
              </office:change-info>
              <text:p text:style-name="Header"><text:span text:style-name="MT1">xx-yy</text:span></text:p>
            </text:deletion>
          </text:changed-region>
        </text:tracked-changes>
        <text:p text:style-name="Header">mars/2010-<text:change-start text:change-id="ct32051152"/><text:span text:style-name="MT1">12-31</text:span><text:change-end text:change-id="ct32051152"/><text:change text:change-id="ct26227808"/></text:p>
      </style:header>
      <style:footer>
        <text:p text:style-name="right_20_footer">OMG RFP<text:tab/><text:span text:style-name="MT2">AMI4CCM</text:span><text:tab/><text:page-number style:num-format="1"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12-09T12:14:58</dc:date>
    <meta:print-date>2008-03-10T10:17:00</meta:print-date>
    <meta:editing-cycles>107</meta:editing-cycles>
    <meta:editing-duration>PT136H40M17S</meta:editing-duration>
    <dc:creator>Johnny Willemsen</dc:creator>
    <meta:document-statistic meta:table-count="1" meta:image-count="0" meta:object-count="0" meta:page-count="12" meta:paragraph-count="222" meta:word-count="2307" meta:character-count="16326"/>
    <meta:user-defined meta:name="Info 1"/>
    <meta:user-defined meta:name="Info 2"/>
    <meta:user-defined meta:name="Info 3"/>
    <meta:user-defined meta:name="Info 4"/>
  </office:meta>
</office:document-meta>
</file>